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11907120">
          <text:deletion>
            <office:change-info>
              <dc:creator>Abo Iringo</dc:creator>
              <dc:date>2010-07-27T13:32:00</dc:date>
            </office:change-info>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deletion>
        </text:changed-region>
        <text:changed-region text:id="ct-1331233576">
          <text:insertion>
            <office:change-info>
              <dc:creator>Abo Iringo</dc:creator>
              <dc:date>2010-07-27T1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purposes.</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iii) the failure to identify and take reasonable measures to remove any barriers to the full enjoyment of access to opportunities by person;</text:p>
            <text:p text:style-name="Standard"><text:soft-page-break/></text:p>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text:change text:change-id="ct-1411907120"/></text:p>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text:change-start text:change-id="ct-1331233576"/>“Member of Parliament” means an elected member of parliament for the time being.</text:p>
            <text:p text:style-name="Standard"><text:change-end text:change-id="ct-1331233576"/>"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d) provided by the State, including but not limited to, infrastructure, education , water, security, <text:soft-page-break/>health and information;</text:p>
            <text:p text:style-name="Standard">(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2) Authorities or organizations which are to suggest members of boards, commissions shall <text:soft-page-break/>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organisation may deviate from the provision laid down in subsection (1) if there are special reasons for doing so and shall, in such case, state the reason for doing so.</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
            <text:p text:style-name="Standard"><text:soft-page-break/>(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19</meta:editing-cycles>
    <meta:editing-duration>PT01H00M15S</meta:editing-duration>
    <meta:initial-creator>Ashok Hariharan</meta:initial-creator>
    <dc:date>2010-07-27T13:32:40</dc:date>
    <dc:creator>Abo Iringo</dc:creator>
    <meta:document-statistic meta:table-count="0" meta:image-count="0" meta:object-count="0" meta:page-count="5" meta:paragraph-count="80" meta:word-count="1529" meta:character-count="9579"/>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